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72b"/>
    </style:style>
    <style:style style:name="P2" style:family="paragraph" style:parent-style-name="Text_20_body">
      <style:text-properties officeooo:paragraph-rsid="000b3469"/>
    </style:style>
    <style:style style:name="P3" style:family="paragraph" style:parent-style-name="Text_20_body">
      <style:text-properties officeooo:rsid="000b3469" officeooo:paragraph-rsid="000b3469"/>
    </style:style>
    <style:style style:name="P4" style:family="paragraph" style:parent-style-name="Text_20_body">
      <style:text-properties officeooo:rsid="000e271a" officeooo:paragraph-rsid="000e271a"/>
    </style:style>
    <style:style style:name="P5" style:family="paragraph" style:parent-style-name="Text_20_body">
      <style:text-properties fo:font-weight="normal" officeooo:rsid="000b3469" officeooo:paragraph-rsid="000b3469" style:font-weight-asian="normal" style:font-weight-complex="normal"/>
    </style:style>
    <style:style style:name="P6" style:family="paragraph" style:parent-style-name="Text_20_body">
      <style:text-properties fo:font-weight="normal" officeooo:rsid="000b3469" officeooo:paragraph-rsid="000c9920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text-properties officeooo:rsid="000fd828" officeooo:paragraph-rsid="000fd828"/>
    </style:style>
    <style:style style:name="P9" style:family="paragraph" style:parent-style-name="Text_20_body">
      <style:text-properties officeooo:paragraph-rsid="00110d99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officeooo:paragraph-rsid="00095293"/>
    </style:style>
    <style:style style:name="P12" style:family="paragraph" style:parent-style-name="Standard" style:list-style-name="L2">
      <style:text-properties officeooo:rsid="000fd828" officeooo:paragraph-rsid="000fd828"/>
    </style:style>
    <style:style style:name="P13" style:family="paragraph" style:parent-style-name="Standard" style:list-style-name="L3">
      <style:text-properties officeooo:rsid="00095293" officeooo:paragraph-rsid="00095293"/>
    </style:style>
    <style:style style:name="P14" style:family="paragraph" style:parent-style-name="Standard" style:list-style-name="L3">
      <style:text-properties officeooo:rsid="00095293" officeooo:paragraph-rsid="000b3469"/>
    </style:style>
    <style:style style:name="P15" style:family="paragraph" style:parent-style-name="Standard" style:list-style-name="L3">
      <style:text-properties officeooo:rsid="00095293" officeooo:paragraph-rsid="000c9920"/>
    </style:style>
    <style:style style:name="P16" style:family="paragraph" style:parent-style-name="Standard" style:list-style-name="L4"/>
    <style:style style:name="P17" style:family="paragraph" style:parent-style-name="Standard" style:list-style-name="L4">
      <style:text-properties officeooo:paragraph-rsid="000ad72b"/>
    </style:style>
    <style:style style:name="P18" style:family="paragraph" style:parent-style-name="Standard" style:list-style-name="L4">
      <style:text-properties officeooo:rsid="000ad72b" officeooo:paragraph-rsid="000ad72b"/>
    </style:style>
    <style:style style:name="P19" style:family="paragraph" style:parent-style-name="Standard" style:list-style-name="L6">
      <style:text-properties officeooo:rsid="000ad72b" officeooo:paragraph-rsid="000b3469"/>
    </style:style>
    <style:style style:name="P20" style:family="paragraph" style:parent-style-name="Standard" style:list-style-name="L5">
      <style:text-properties officeooo:paragraph-rsid="000b3469"/>
    </style:style>
    <style:style style:name="P21" style:family="paragraph" style:parent-style-name="Standard" style:list-style-name="L5">
      <style:text-properties officeooo:paragraph-rsid="000c9920"/>
    </style:style>
    <style:style style:name="P22" style:family="paragraph" style:parent-style-name="Standard" style:list-style-name="L6">
      <style:text-properties officeooo:paragraph-rsid="000b3469"/>
    </style:style>
    <style:style style:name="P23" style:family="paragraph" style:parent-style-name="Standard" style:list-style-name="L7">
      <style:text-properties officeooo:paragraph-rsid="000c9920"/>
    </style:style>
    <style:style style:name="P24" style:family="paragraph" style:parent-style-name="Standard" style:list-style-name="L8">
      <style:text-properties officeooo:paragraph-rsid="000c9920"/>
    </style:style>
    <style:style style:name="P25" style:family="paragraph" style:parent-style-name="Heading_20_2">
      <style:text-properties officeooo:rsid="000abfb7" officeooo:paragraph-rsid="000abfb7"/>
    </style:style>
    <style:style style:name="P26" style:family="paragraph" style:parent-style-name="Heading_20_2">
      <style:text-properties officeooo:rsid="000abfb7" officeooo:paragraph-rsid="000b3469"/>
    </style:style>
    <style:style style:name="P27" style:family="paragraph" style:parent-style-name="Heading_20_2">
      <style:text-properties officeooo:rsid="000abfb7" officeooo:paragraph-rsid="000c9920"/>
    </style:style>
    <style:style style:name="P28" style:family="paragraph" style:parent-style-name="Heading_20_2">
      <style:text-properties officeooo:paragraph-rsid="000b3469"/>
    </style:style>
    <style:style style:name="P29" style:family="paragraph" style:parent-style-name="Heading_20_2">
      <style:text-properties officeooo:paragraph-rsid="000c9920"/>
    </style:style>
    <style:style style:name="P30" style:family="paragraph" style:parent-style-name="Heading_20_2">
      <style:text-properties officeooo:rsid="000e271a" officeooo:paragraph-rsid="000e271a"/>
    </style:style>
    <style:style style:name="P31" style:family="paragraph" style:parent-style-name="Heading_20_3">
      <style:text-properties fo:font-size="12pt" officeooo:rsid="000ad72b" officeooo:paragraph-rsid="000ad72b" style:font-size-asian="12pt" style:font-size-complex="12pt"/>
    </style:style>
    <style:style style:name="P32" style:family="paragraph" style:parent-style-name="Heading_20_3">
      <style:text-properties fo:font-size="12pt" officeooo:rsid="000ad72b" officeooo:paragraph-rsid="000b3469" style:font-size-asian="12pt" style:font-size-complex="12pt"/>
    </style:style>
    <style:style style:name="P33" style:family="paragraph" style:parent-style-name="Heading_20_3">
      <style:text-properties fo:font-size="12pt" officeooo:rsid="000b3469" officeooo:paragraph-rsid="000b3469" style:font-size-asian="12pt" style:font-size-complex="12pt"/>
    </style:style>
    <style:style style:name="P34" style:family="paragraph" style:parent-style-name="Heading_20_3">
      <style:text-properties fo:font-size="12pt" officeooo:rsid="000b3469" officeooo:paragraph-rsid="000c9920" style:font-size-asian="12pt" style:font-size-complex="12pt"/>
    </style:style>
    <style:style style:name="T1" style:family="text">
      <style:text-properties officeooo:rsid="00087edb"/>
    </style:style>
    <style:style style:name="T2" style:family="text">
      <style:text-properties officeooo:rsid="00095293"/>
    </style:style>
    <style:style style:name="T3" style:family="text">
      <style:text-properties officeooo:rsid="000a9989"/>
    </style:style>
    <style:style style:name="T4" style:family="text">
      <style:text-properties officeooo:rsid="000ad72b"/>
    </style:style>
    <style:style style:name="T5" style:family="text">
      <style:text-properties officeooo:rsid="000b3469"/>
    </style:style>
    <style:style style:name="T6" style:family="text">
      <style:text-properties officeooo:rsid="000c9920"/>
    </style:style>
    <style:style style:name="T7" style:family="text">
      <style:text-properties officeooo:rsid="000fd828"/>
    </style:style>
    <style:style style:name="T8" style:family="text">
      <style:text-properties officeooo:rsid="000fb2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s d'utilisation CU-<text:span text:style-name="T2">CFG</text:span>-0<text:span text:style-name="T7">2</text:span> : <text:span text:style-name="T2">Gérer un rôle</text:span></text:h>
      <text:h text:style-name="Heading_20_2" text:outline-level="2">Identification</text:h>
      <text:list xml:id="list3795114328386111745" text:style-name="L1">
        <text:list-item>
          <text:p text:style-name="P7">Numéro : <text:s/>CU-<text:span text:style-name="T2">CFG-02</text:span></text:p>
        </text:list-item>
        <text:list-item>
          <text:p text:style-name="P7">Nom : <text:span text:style-name="T2">Gérer un rôle</text:span></text:p>
        </text:list-item>
        <text:list-item>
          <text:p text:style-name="P7">Version : 1.<text:span text:style-name="T2">0</text:span></text:p>
        </text:list-item>
        <text:list-item>
          <text:p text:style-name="P7">Dernière date de modification : <text:span text:style-name="T1">13</text:span>/5/2019</text:p>
        </text:list-item>
        <text:list-item>
          <text:p text:style-name="P7">Auteur : Team WEB</text:p>
        </text:list-item>
      </text:list>
      <text:h text:style-name="Heading_20_2" text:outline-level="2">Acteur principal</text:h>
      <text:p text:style-name="Text_20_body">Un <text:span text:style-name="T2">Administrateur Technique</text:span></text:p>
      <text:h text:style-name="Heading_20_2" text:outline-level="2">Acteurs secondaires</text:h>
      <text:p text:style-name="Standard">Aucun</text:p>
      <text:h text:style-name="Heading_20_2" text:outline-level="2">Objectifs</text:h>
      <text:p text:style-name="Standard"><text:span text:style-name="T2">L’Administrateur Technique</text:span> doit <text:span text:style-name="T2">pouvoir créer un rôle, afficher, modifier ou supprimer un rôle existant, afficher la liste des rôles</text:span></text:p>
      <text:h text:style-name="Heading_20_2" text:outline-level="2">Préconditions</text:h>
      <text:list xml:id="list6196839851900722201" text:style-name="L2">
        <text:list-item>
          <text:p text:style-name="P11">L' <text:span text:style-name="T2">Administrateur Technique</text:span> est déjà configuré dans le système IntraCF2M</text:p>
        </text:list-item>
        <text:list-item>
          <text:p text:style-name="P10">IntraCF2M affiche la page d'accueil <text:span text:style-name="T2">du module Configuration</text:span></text:p>
        </text:list-item>
        <text:list-item>
          <text:p text:style-name="P11">L' <text:span text:style-name="T2">Administrateur Technique </text:span>est <text:span text:style-name="T2">déjà </text:span>connecté</text:p>
        </text:list-item>
        <text:list-item>
          <text:p text:style-name="P12">Un droit par défaut a été configuré</text:p>
        </text:list-item>
      </text:list>
      <text:h text:style-name="Heading_20_2" text:outline-level="2">Exigences supplémentaires</text:h>
      <text:list xml:id="list160030891731598" text:continue-numbering="true" text:style-name="L2">
        <text:list-item>
          <text:p text:style-name="P8"><text:span text:style-name="T8">Il existe au moins un </text:span>rôle<text:span text:style-name="T8"> par défaut qui ne peut pas être modifié ou supprimé </text:span>(SuperAdmin)</text:p>
        </text:list-item>
      </text:list>
      <text:h text:style-name="P25" text:outline-level="2">A. Créer un <text:span text:style-name="T7">rôle</text:span></text:h>
      <text:h text:style-name="Heading_20_2" text:outline-level="2">Postconditions</text:h>
      <text:list xml:id="list6794067753330313414" text:style-name="L3">
        <text:list-item>
          <text:p text:style-name="P13">Le <text:span text:style-name="T7">rôle</text:span> <text:span text:style-name="T3">est créé</text:span></text:p>
        </text:list-item>
      </text:list>
      <text:h text:style-name="Heading_20_2" text:outline-level="2">Scénario nominal</text:h>
      <text:list xml:id="list6231844900734090188" text:style-name="L4">
        <text:list-item>
          <text:p text:style-name="P17">L' <text:span text:style-name="T2">Administrateur Technique</text:span> se rend sur la page de <text:span text:style-name="T4">création d’un rôle</text:span></text:p>
        </text:list-item>
        <text:list-item>
          <text:p text:style-name="P16">IntraCF2M affiche un formulaire permettant d’<text:span text:style-name="T4">entrer l’intitulé (obligatoire) et la description (optionnelle) du rôle et la liste des droits (un droit par défaut est déjà sélectionné)</text:span></text:p>
        </text:list-item>
        <text:list-item>
          <text:p text:style-name="P17">L' <text:span text:style-name="T2">Administrateur Technique</text:span> <text:span text:style-name="T4">entre l’intitulé, peut entrer la description, peut sélectionner plusieurs droits</text:span> et confirme l'envoi du formulaire</text:p>
        </text:list-item>
        <text:list-item>
          <text:p text:style-name="P16">IntraCF2M vérifie les données</text:p>
        </text:list-item>
        <text:list-item>
          <text:p text:style-name="P18">IntraCF2M enregistre les données</text:p>
        </text:list-item>
        <text:list-item>
          <text:p text:style-name="P16">IntraCF2M redirige l'utilisateur vers la page <text:span text:style-name="T4">de détails d’un rôle</text:span></text:p>
          <text:p text:style-name="P16">FIN (OK)</text:p>
        </text:list-item>
      </text:list>
      <text:h text:style-name="Heading_20_2" text:outline-level="2"><text:soft-page-break/>Scénarios alternatifs</text:h>
      <text:h text:style-name="P31" text:outline-level="3">Intitulé n’est pas indiqué</text:h>
      <text:p text:style-name="P1"><text:span text:style-name="T4">3</text:span>a. L' <text:span text:style-name="T2">Administrateur Technique n’a pas entré d’intitulé</text:span></text:p>
      <text:p text:style-name="P9"><text:span text:style-name="T4">3</text:span>a1. <text:span text:style-name="T2">IntraCF2M indique l’erreur à l’Administrateur Technique, aucune donnée n’est enregistrée</text:span></text:p>
      <text:p text:style-name="Text_20_body"><text:span text:style-name="T4">3</text:span>a2. On reprend à l'étape 2</text:p>
      <text:h text:style-name="P31" text:outline-level="3">Intitulé existe déjà</text:h>
      <text:p text:style-name="P1"><text:span text:style-name="T1">3a</text:span>. L' <text:span text:style-name="T2">Administrateur Technique a entré un intitulé déjà existant</text:span></text:p>
      <text:p text:style-name="P9"><text:span text:style-name="T1">3a</text:span>1. IntraCF2M <text:span text:style-name="T2">indique l’erreur à l’Administrateur Technique, aucune donnée n’est enregistrée</text:span></text:p>
      <text:p text:style-name="P1"><text:span text:style-name="T4">3</text:span>a2. On reprend à l'étape 2</text:p>
      <text:h text:style-name="P33" text:outline-level="3">L’utilisateur annule l’opération</text:h>
      <text:p text:style-name="P9"><text:span text:style-name="T5">2a</text:span>. <text:s/>L' <text:span text:style-name="T2">Administrateur Technique annule l’opération, aucune donnée n’est enregistrée</text:span></text:p>
      <text:p text:style-name="P5">FIN</text:p>
      <text:h text:style-name="P26" text:outline-level="2"><text:span text:style-name="T5">B</text:span>. <text:span text:style-name="T6">Afficher</text:span> un <text:span text:style-name="T7">rôle</text:span></text:h>
      <text:h text:style-name="P28" text:outline-level="2">Postconditions</text:h>
      <text:list xml:id="list160030735144174" text:continue-list="list6794067753330313414" text:style-name="L3">
        <text:list-item>
          <text:p text:style-name="P14">Le<text:span text:style-name="T5">s détails du</text:span> <text:span text:style-name="T7">rôle</text:span> <text:span text:style-name="T7">sont affichés</text:span></text:p>
        </text:list-item>
      </text:list>
      <text:h text:style-name="P28" text:outline-level="2">Scénario nominal</text:h>
      <text:list xml:id="list7704136975078286751" text:style-name="L5">
        <text:list-item>
          <text:p text:style-name="P20">L' <text:span text:style-name="T2">Administrateur Technique</text:span> se rend sur la <text:span text:style-name="T5">page de détail du rôle</text:span></text:p>
        </text:list-item>
        <text:list-item>
          <text:p text:style-name="P21">IntraCF2M affiche <text:span text:style-name="T5">les données existantes pour l’intitulé, la description du rôle et les droits associés</text:span></text:p>
          <text:p text:style-name="P20">FIN (OK)</text:p>
        </text:list-item>
      </text:list>
      <text:h text:style-name="P28" text:outline-level="2">Scénarios alternatifs</text:h>
      <text:p text:style-name="P3">néant</text:p>
      <text:h text:style-name="P26" text:outline-level="2"><text:span text:style-name="T5">C</text:span>. <text:span text:style-name="T5">Modifi</text:span>er un <text:span text:style-name="T7">rôle</text:span></text:h>
      <text:h text:style-name="P28" text:outline-level="2">Postconditions</text:h>
      <text:list xml:id="list160031607331984" text:continue-list="list160030735144174" text:style-name="L3">
        <text:list-item>
          <text:p text:style-name="P14">Le droit <text:span text:style-name="T3">est modifié</text:span></text:p>
        </text:list-item>
      </text:list>
      <text:h text:style-name="P28" text:outline-level="2">Scénario nominal</text:h>
      <text:list xml:id="list1197514472203590935" text:style-name="L6">
        <text:list-item>
          <text:p text:style-name="P22">L' <text:span text:style-name="T2">Administrateur Technique</text:span> se rend sur la page de <text:span text:style-name="T5">modification d’un rôle</text:span></text:p>
        </text:list-item>
        <text:list-item>
          <text:p text:style-name="P22">IntraCF2M affiche un formulaire <text:span text:style-name="T5">avec les données existantes pour l’intitulé, la description du rôle et les droits associés</text:span></text:p>
        </text:list-item>
        <text:list-item>
          <text:p text:style-name="P22">L' <text:span text:style-name="T2">Administrateur Technique</text:span> <text:span text:style-name="T4">entre des nouvelles données</text:span> et confirme l'envoi du formulaire</text:p>
        </text:list-item>
        <text:list-item>
          <text:p text:style-name="P22">IntraCF2M vérifie les données</text:p>
        </text:list-item>
        <text:list-item>
          <text:p text:style-name="P19">IntraCF2M enregistre les données</text:p>
        </text:list-item>
        <text:list-item>
          <text:p text:style-name="P22">IntraCF2M redirige l'utilisateur vers la page <text:span text:style-name="T4">de détails d’un rôle</text:span></text:p>
          <text:p text:style-name="P22"><text:soft-page-break/>FIN (OK)</text:p>
        </text:list-item>
      </text:list>
      <text:h text:style-name="P28" text:outline-level="2">Scénarios alternatifs</text:h>
      <text:h text:style-name="P32" text:outline-level="3">Intitulé est <text:span text:style-name="T5">effac</text:span>é</text:h>
      <text:p text:style-name="P2"><text:span text:style-name="T4">3</text:span>a. L' <text:span text:style-name="T2">Administrateur Technique efface l’intitulé</text:span></text:p>
      <text:p text:style-name="P9"><text:span text:style-name="T4">3</text:span>a1. <text:span text:style-name="T2">IntraCF2M indique l’erreur à l’Administrateur Technique, aucune donnée n’est enregistrée</text:span></text:p>
      <text:p text:style-name="P2"><text:span text:style-name="T4">3</text:span>a2. On reprend à l'étape 2</text:p>
      <text:h text:style-name="P32" text:outline-level="3">Intitulé <text:span text:style-name="T5">est modifié mais il </text:span>existe déjà</text:h>
      <text:p text:style-name="P2"><text:span text:style-name="T1">3a</text:span>. L' <text:span text:style-name="T2">Administrateur Technique a entré un intitulé déjà existant</text:span></text:p>
      <text:p text:style-name="P9"><text:span text:style-name="T1">3a</text:span>1. IntraCF2M <text:span text:style-name="T2">indique l’erreur à l’Administrateur Technique, aucune donnée n’est enregistrée</text:span></text:p>
      <text:p text:style-name="P2"><text:span text:style-name="T4">3</text:span>a2. On reprend à l'étape 2</text:p>
      <text:h text:style-name="P33" text:outline-level="3">L’utilisateur annule l’opération</text:h>
      <text:p text:style-name="P9"><text:span text:style-name="T5">2a</text:span>. <text:s/>L' <text:span text:style-name="T2">Administrateur Technique annule l’opération, aucune donnée n’est enregistrée</text:span></text:p>
      <text:p text:style-name="P5">FIN</text:p>
      <text:h text:style-name="P27" text:outline-level="2"><text:span text:style-name="T6">D</text:span>. <text:span text:style-name="T6">Supprimer</text:span> un <text:span text:style-name="T7">rôle</text:span></text:h>
      <text:h text:style-name="P29" text:outline-level="2">Postconditions</text:h>
      <text:list xml:id="list160031543536634" text:continue-list="list160031607331984" text:style-name="L3">
        <text:list-item>
          <text:p text:style-name="P15">Le <text:span text:style-name="T7">rôle</text:span> <text:span text:style-name="T3">est supprimé</text:span></text:p>
        </text:list-item>
      </text:list>
      <text:h text:style-name="P29" text:outline-level="2">Scénario nominal</text:h>
      <text:list xml:id="list9084022081496098777" text:style-name="L7">
        <text:list-item>
          <text:p text:style-name="P23">L' <text:span text:style-name="T2">Administrateur Technique</text:span> se rend sur la page de <text:span text:style-name="T6">suppression d’un rôle</text:span></text:p>
        </text:list-item>
        <text:list-item>
          <text:p text:style-name="P23">IntraCF2M affiche <text:span text:style-name="T5">les données existantes pour le rôle sélectionné</text:span></text:p>
        </text:list-item>
        <text:list-item>
          <text:p text:style-name="P23">L' <text:span text:style-name="T2">Administrateur Technique</text:span> confirme l<text:span text:style-name="T6">a suppression</text:span></text:p>
        </text:list-item>
        <text:list-item>
          <text:p text:style-name="P23">IntraCF2M <text:span text:style-name="T6">supprim</text:span>e les données</text:p>
          <text:p text:style-name="P23">FIN (OK)</text:p>
        </text:list-item>
      </text:list>
      <text:h text:style-name="P29" text:outline-level="2">Scénarios alternatifs</text:h>
      <text:h text:style-name="P34" text:outline-level="3">L’utilisateur annule l’opération</text:h>
      <text:p text:style-name="P9"><text:span text:style-name="T5">2a</text:span>. <text:s/>L' <text:span text:style-name="T2">Administrateur Technique annule l’opération, aucune donnée n’est supprimée</text:span></text:p>
      <text:p text:style-name="P6">FIN</text:p>
      <text:h text:style-name="P27" text:outline-level="2"><text:span text:style-name="T6">E</text:span>. <text:span text:style-name="T6">Afficher la liste des rôles</text:span></text:h>
      <text:h text:style-name="P29" text:outline-level="2">Postconditions</text:h>
      <text:list xml:id="list160031354925558" text:continue-list="list160031543536634" text:style-name="L3">
        <text:list-item>
          <text:p text:style-name="P15">L<text:span text:style-name="T6">a liste des</text:span> <text:span text:style-name="T7">rôles</text:span> <text:span text:style-name="T3">est affichée</text:span></text:p>
        </text:list-item>
      </text:list>
      <text:h text:style-name="P29" text:outline-level="2">Scénario nominal</text:h>
      <text:list xml:id="list5961107747994174276" text:style-name="L8">
        <text:list-item>
          <text:p text:style-name="P24">L' <text:span text:style-name="T2">Administrateur Technique</text:span> se rend sur la page d’<text:span text:style-name="T6">affichage des rôles</text:span></text:p>
        </text:list-item>
        <text:list-item>
          <text:p text:style-name="P24"><text:soft-page-break/>IntraCF2M affiche <text:span text:style-name="T5">les données existantes sous forme d’un tableau</text:span></text:p>
          <text:p text:style-name="P24">FIN (OK)</text:p>
        </text:list-item>
      </text:list>
      <text:h text:style-name="P30" text:outline-level="2">Scénarios alternatifs</text:h>
      <text:p text:style-name="P4">2a. Si aucun <text:span text:style-name="T7">rôle</text:span> <text:span text:style-name="T7">n’est </text:span>enregistré, intraCF2M affiche un message au lieu d’un tabl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9-04-02T11:09:13.75</meta:creation-date>
    <dc:date>2019-05-14T13:36:54.516000000</dc:date>
    <meta:editing-duration>PT3H10M3S</meta:editing-duration>
    <meta:editing-cycles>13</meta:editing-cycles>
    <meta:generator>LibreOffice/5.2.6.2$Windows_x86 LibreOffice_project/a3100ed2409ebf1c212f5048fbe377c281438fdc</meta:generator>
    <meta:printed-by>Pierre </meta:printed-by>
    <meta:print-date>2019-05-13T09:59:02.14</meta:print-date>
    <meta:document-statistic meta:table-count="0" meta:image-count="0" meta:object-count="0" meta:page-count="4" meta:paragraph-count="97" meta:word-count="612" meta:character-count="4003" meta:non-whitespace-character-count="3519"/>
  </office:meta>
</office:document-meta>
</file>